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AMANI LIMACHI EDISON LUCA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JIA SANA, DANNY DANI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AMANI LIMANCHI EDISON LUCA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4436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4:5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